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OSCO PECEROS, FREYSER FR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24705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9720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ROSCO PECEROS, FREYSER FRE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4705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 972 0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291167</text:p>
          </table:table-cell>
          <table:table-cell table:style-name="Tabla2.D3" office:value-type="string">
            <text:p text:style-name="P23">5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7:01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